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Issue2185.test_for_issue_1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ssue2185.test_for_issue_2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ssue2185.test_for_issue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Issue2185.test_for_issue_3(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